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1_angle_trac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F_JOINT2</text:p>
          </table:table-cell>
          <table:table-cell office:value-type="string" calcext:value-type="string">
            <text:p>LF_JOINT3</text:p>
          </table:table-cell>
          <table:table-cell office:value-type="string" calcext:value-type="string">
            <text:p>RF_JOINT2</text:p>
          </table:table-cell>
          <table:table-cell office:value-type="string" calcext:value-type="string">
            <text:p>RF_JOINT3</text:p>
          </table:table-cell>
          <table:table-cell office:value-type="string" calcext:value-type="string">
            <text:p>LB_JOINT2</text:p>
          </table:table-cell>
          <table:table-cell office:value-type="string" calcext:value-type="string">
            <text:p>LB_JOINT3</text:p>
          </table:table-cell>
          <table:table-cell office:value-type="string" calcext:value-type="string">
            <text:p>RB_JOINT2</text:p>
          </table:table-cell>
          <table:table-cell office:value-type="string" calcext:value-type="string">
            <text:p>RB_JOINT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459896364623377" calcext:value-type="float">
            <text:p>4.59896364623377E-05</text:p>
          </table:table-cell>
          <table:table-cell office:value-type="float" office:value="-0.0837767253154718" calcext:value-type="float">
            <text:p>-0.083776725315472</text:p>
          </table:table-cell>
          <table:table-cell office:value-type="float" office:value="0.000044975750332406" calcext:value-type="float">
            <text:p>4.4975750332406E-05</text:p>
          </table:table-cell>
          <table:table-cell office:value-type="float" office:value="-0.0837765178823502" calcext:value-type="float">
            <text:p>-0.08377651788235</text:p>
          </table:table-cell>
          <table:table-cell office:value-type="float" office:value="0.0000457931047283807" calcext:value-type="float">
            <text:p>4.57931047283807E-05</text:p>
          </table:table-cell>
          <table:table-cell office:value-type="float" office:value="-0.0837760370013262" calcext:value-type="float">
            <text:p>-0.083776037001326</text:p>
          </table:table-cell>
          <table:table-cell office:value-type="float" office:value="0.0000444609244444379" calcext:value-type="float">
            <text:p>4.44609244444379E-05</text:p>
          </table:table-cell>
          <table:table-cell office:value-type="float" office:value="-0.0837758040957" calcext:value-type="float">
            <text:p>-0.0837758040957</text:p>
          </table:table-cell>
        </table:table-row>
        <table:table-row table:style-name="ro1">
          <table:table-cell office:value-type="float" office:value="-0.0229794033821301" calcext:value-type="float">
            <text:p>-0.02297940338213</text:p>
          </table:table-cell>
          <table:table-cell office:value-type="float" office:value="-0.159175396732512" calcext:value-type="float">
            <text:p>-0.159175396732512</text:p>
          </table:table-cell>
          <table:table-cell office:value-type="float" office:value="-0.0229809513870127" calcext:value-type="float">
            <text:p>-0.022980951387013</text:p>
          </table:table-cell>
          <table:table-cell office:value-type="float" office:value="-0.159175137423627" calcext:value-type="float">
            <text:p>-0.159175137423627</text:p>
          </table:table-cell>
          <table:table-cell office:value-type="float" office:value="-0.0231930954201452" calcext:value-type="float">
            <text:p>-0.023193095420145</text:p>
          </table:table-cell>
          <table:table-cell office:value-type="float" office:value="-0.159174382903302" calcext:value-type="float">
            <text:p>-0.159174382903302</text:p>
          </table:table-cell>
          <table:table-cell office:value-type="float" office:value="-0.0231950704833248" calcext:value-type="float">
            <text:p>-0.023195070483325</text:p>
          </table:table-cell>
          <table:table-cell office:value-type="float" office:value="-0.15917402778183" calcext:value-type="float">
            <text:p>-0.15917402778183</text:p>
          </table:table-cell>
        </table:table-row>
        <table:table-row table:style-name="ro1">
          <table:table-cell office:value-type="float" office:value="-0.064760708879806" calcext:value-type="float">
            <text:p>-0.064760708879806</text:p>
          </table:table-cell>
          <table:table-cell office:value-type="float" office:value="-0.22703401767673" calcext:value-type="float">
            <text:p>-0.22703401767673</text:p>
          </table:table-cell>
          <table:table-cell office:value-type="float" office:value="-0.0647625885660109" calcext:value-type="float">
            <text:p>-0.064762588566011</text:p>
          </table:table-cell>
          <table:table-cell office:value-type="float" office:value="-0.227033769248634" calcext:value-type="float">
            <text:p>-0.227033769248634</text:p>
          </table:table-cell>
          <table:table-cell office:value-type="float" office:value="-0.0652180858930468" calcext:value-type="float">
            <text:p>-0.065218085893047</text:p>
          </table:table-cell>
          <table:table-cell office:value-type="float" office:value="-0.227032856189708" calcext:value-type="float">
            <text:p>-0.227032856189708</text:p>
          </table:table-cell>
          <table:table-cell office:value-type="float" office:value="-0.0652203923125035" calcext:value-type="float">
            <text:p>-0.065220392312504</text:p>
          </table:table-cell>
          <table:table-cell office:value-type="float" office:value="-0.227032429099347" calcext:value-type="float">
            <text:p>-0.227032429099347</text:p>
          </table:table-cell>
        </table:table-row>
        <table:table-row table:style-name="ro1">
          <table:table-cell office:value-type="float" office:value="-0.121876418797094" calcext:value-type="float">
            <text:p>-0.121876418797094</text:p>
          </table:table-cell>
          <table:table-cell office:value-type="float" office:value="-0.288106649362364" calcext:value-type="float">
            <text:p>-0.288106649362364</text:p>
          </table:table-cell>
          <table:table-cell office:value-type="float" office:value="-0.121878481436374" calcext:value-type="float">
            <text:p>-0.121878481436374</text:p>
          </table:table-cell>
          <table:table-cell office:value-type="float" office:value="-0.288106441809605" calcext:value-type="float">
            <text:p>-0.288106441809605</text:p>
          </table:table-cell>
          <table:table-cell office:value-type="float" office:value="-0.122600900326656" calcext:value-type="float">
            <text:p>-0.122600900326656</text:p>
          </table:table-cell>
          <table:table-cell office:value-type="float" office:value="-0.288105452329886" calcext:value-type="float">
            <text:p>-0.288105452329886</text:p>
          </table:table-cell>
          <table:table-cell office:value-type="float" office:value="-0.122603318378874" calcext:value-type="float">
            <text:p>-0.122603318378874</text:p>
          </table:table-cell>
          <table:table-cell office:value-type="float" office:value="-0.288104990285112" calcext:value-type="float">
            <text:p>-0.288104990285112</text:p>
          </table:table-cell>
        </table:table-row>
        <table:table-row table:style-name="ro1">
          <table:table-cell office:value-type="float" office:value="-0.176013699353312" calcext:value-type="float">
            <text:p>-0.176013699353312</text:p>
          </table:table-cell>
          <table:table-cell office:value-type="float" office:value="-0.343071703677752" calcext:value-type="float">
            <text:p>-0.343071703677752</text:p>
          </table:table-cell>
          <table:table-cell office:value-type="float" office:value="-0.176015417820842" calcext:value-type="float">
            <text:p>-0.176015417820842</text:p>
          </table:table-cell>
          <table:table-cell office:value-type="float" office:value="-0.343071501311987" calcext:value-type="float">
            <text:p>-0.343071501311987</text:p>
          </table:table-cell>
          <table:table-cell office:value-type="float" office:value="-0.176668315511412" calcext:value-type="float">
            <text:p>-0.176668315511412</text:p>
          </table:table-cell>
          <table:table-cell office:value-type="float" office:value="-0.343070680130466" calcext:value-type="float">
            <text:p>-0.343070680130466</text:p>
          </table:table-cell>
          <table:table-cell office:value-type="float" office:value="-0.176670375376461" calcext:value-type="float">
            <text:p>-0.176670375376461</text:p>
          </table:table-cell>
          <table:table-cell office:value-type="float" office:value="-0.343070295352301" calcext:value-type="float">
            <text:p>-0.343070295352301</text:p>
          </table:table-cell>
        </table:table-row>
        <table:table-row table:style-name="ro1">
          <table:table-cell office:value-type="float" office:value="-0.224737094829689" calcext:value-type="float">
            <text:p>-0.224737094829689</text:p>
          </table:table-cell>
          <table:table-cell office:value-type="float" office:value="-0.392540247743522" calcext:value-type="float">
            <text:p>-0.392540247743522</text:p>
          </table:table-cell>
          <table:table-cell office:value-type="float" office:value="-0.224738464922133" calcext:value-type="float">
            <text:p>-0.224738464922133</text:p>
          </table:table-cell>
          <table:table-cell office:value-type="float" office:value="-0.392540045139732" calcext:value-type="float">
            <text:p>-0.392540045139732</text:p>
          </table:table-cell>
          <table:table-cell office:value-type="float" office:value="-0.225328931958328" calcext:value-type="float">
            <text:p>-0.225328931958328</text:p>
          </table:table-cell>
          <table:table-cell office:value-type="float" office:value="-0.392539383690458" calcext:value-type="float">
            <text:p>-0.392539383690458</text:p>
          </table:table-cell>
          <table:table-cell office:value-type="float" office:value="-0.225330663906338" calcext:value-type="float">
            <text:p>-0.225330663906338</text:p>
          </table:table-cell>
          <table:table-cell office:value-type="float" office:value="-0.392539069912771" calcext:value-type="float">
            <text:p>-0.392539069912771</text:p>
          </table:table-cell>
        </table:table-row>
        <table:table-row table:style-name="ro1">
          <table:table-cell office:value-type="float" office:value="-0.268587154521106" calcext:value-type="float">
            <text:p>-0.268587154521106</text:p>
          </table:table-cell>
          <table:table-cell office:value-type="float" office:value="-0.43706196344437" calcext:value-type="float">
            <text:p>-0.43706196344437</text:p>
          </table:table-cell>
          <table:table-cell office:value-type="float" office:value="-0.268588245211666" calcext:value-type="float">
            <text:p>-0.268588245211666</text:p>
          </table:table-cell>
          <table:table-cell office:value-type="float" office:value="-0.437061762446792" calcext:value-type="float">
            <text:p>-0.437061762446792</text:p>
          </table:table-cell>
          <table:table-cell office:value-type="float" office:value="-0.269121916819099" calcext:value-type="float">
            <text:p>-0.269121916819099</text:p>
          </table:table-cell>
          <table:table-cell office:value-type="float" office:value="-0.43706122600641" calcext:value-type="float">
            <text:p>-0.43706122600641</text:p>
          </table:table-cell>
          <table:table-cell office:value-type="float" office:value="-0.269123394538581" calcext:value-type="float">
            <text:p>-0.269123394538581</text:p>
          </table:table-cell>
          <table:table-cell office:value-type="float" office:value="-0.437060967017194" calcext:value-type="float">
            <text:p>-0.437060967017194</text:p>
          </table:table-cell>
        </table:table-row>
        <table:table-row table:style-name="ro1">
          <table:table-cell office:value-type="float" office:value="-0.308051649292973" calcext:value-type="float">
            <text:p>-0.308051649292973</text:p>
          </table:table-cell>
          <table:table-cell office:value-type="float" office:value="-0.477131526353891" calcext:value-type="float">
            <text:p>-0.477131526353891</text:p>
          </table:table-cell>
          <table:table-cell office:value-type="float" office:value="-0.308052518383506" calcext:value-type="float">
            <text:p>-0.308052518383506</text:p>
          </table:table-cell>
          <table:table-cell office:value-type="float" office:value="-0.47713133028841" calcext:value-type="float">
            <text:p>-0.47713133028841</text:p>
          </table:table-cell>
          <table:table-cell office:value-type="float" office:value="-0.308534497819442" calcext:value-type="float">
            <text:p>-0.308534497819442</text:p>
          </table:table-cell>
          <table:table-cell office:value-type="float" office:value="-0.477130891043819" calcext:value-type="float">
            <text:p>-0.477130891043819</text:p>
          </table:table-cell>
          <table:table-cell office:value-type="float" office:value="-0.308535775062547" calcext:value-type="float">
            <text:p>-0.308535775062547</text:p>
          </table:table-cell>
          <table:table-cell office:value-type="float" office:value="-0.477130674411175" calcext:value-type="float">
            <text:p>-0.477130674411175</text:p>
          </table:table-cell>
        </table:table-row>
        <table:table-row table:style-name="ro1">
          <table:table-cell office:value-type="float" office:value="-0.343569386435111" calcext:value-type="float">
            <text:p>-0.343569386435111</text:p>
          </table:table-cell>
          <table:table-cell office:value-type="float" office:value="-0.51319414627203" calcext:value-type="float">
            <text:p>-0.51319414627203</text:p>
          </table:table-cell>
          <table:table-cell office:value-type="float" office:value="-0.343570081133918" calcext:value-type="float">
            <text:p>-0.343570081133918</text:p>
          </table:table-cell>
          <table:table-cell office:value-type="float" office:value="-0.513193958236399" calcext:value-type="float">
            <text:p>-0.513193958236399</text:p>
          </table:table-cell>
          <table:table-cell office:value-type="float" office:value="-0.344005069385946" calcext:value-type="float">
            <text:p>-0.344005069385946</text:p>
          </table:table-cell>
          <table:table-cell office:value-type="float" office:value="-0.513193594611007" calcext:value-type="float">
            <text:p>-0.513193594611007</text:p>
          </table:table-cell>
          <table:table-cell office:value-type="float" office:value="-0.344006185076488" calcext:value-type="float">
            <text:p>-0.344006185076488</text:p>
          </table:table-cell>
          <table:table-cell office:value-type="float" office:value="-0.513193411065757" calcext:value-type="float">
            <text:p>-0.513193411065757</text:p>
          </table:table-cell>
        </table:table-row>
        <table:table-row table:style-name="ro1">
          <table:table-cell office:value-type="float" office:value="-0.375535180727069" calcext:value-type="float">
            <text:p>-0.375535180727069</text:p>
          </table:table-cell>
          <table:table-cell office:value-type="float" office:value="-0.545650513523665" calcext:value-type="float">
            <text:p>-0.545650513523665</text:p>
          </table:table-cell>
          <table:table-cell office:value-type="float" office:value="-0.375535738755178" calcext:value-type="float">
            <text:p>-0.375535738755178</text:p>
          </table:table-cell>
          <table:table-cell office:value-type="float" office:value="-0.545650335771276" calcext:value-type="float">
            <text:p>-0.545650335771276</text:p>
          </table:table-cell>
          <table:table-cell office:value-type="float" office:value="-0.375928082956829" calcext:value-type="float">
            <text:p>-0.375928082956829</text:p>
          </table:table-cell>
          <table:table-cell office:value-type="float" office:value="-0.545650031350148" calcext:value-type="float">
            <text:p>-0.545650031350148</text:p>
          </table:table-cell>
          <table:table-cell office:value-type="float" office:value="-0.37592906553812" calcext:value-type="float">
            <text:p>-0.37592906553812</text:p>
          </table:table-cell>
          <table:table-cell office:value-type="float" office:value="-0.545649874054881" calcext:value-type="float">
            <text:p>-0.545649874054881</text:p>
          </table:table-cell>
        </table:table-row>
        <table:table-row table:style-name="ro1">
          <table:table-cell office:value-type="float" office:value="-0.404304174516653" calcext:value-type="float">
            <text:p>-0.404304174516653</text:p>
          </table:table-cell>
          <table:table-cell office:value-type="float" office:value="-0.574861565849865" calcext:value-type="float">
            <text:p>-0.574861565849865</text:p>
          </table:table-cell>
          <table:table-cell office:value-type="float" office:value="-0.404304674171474" calcext:value-type="float">
            <text:p>-0.404304674171474</text:p>
          </table:table-cell>
          <table:table-cell office:value-type="float" office:value="-0.574861269489516" calcext:value-type="float">
            <text:p>-0.574861269489516</text:p>
          </table:table-cell>
          <table:table-cell office:value-type="float" office:value="-0.404657782804644" calcext:value-type="float">
            <text:p>-0.404657782804644</text:p>
          </table:table-cell>
          <table:table-cell office:value-type="float" office:value="-0.574862700390504" calcext:value-type="float">
            <text:p>-0.574862700390504</text:p>
          </table:table-cell>
          <table:table-cell office:value-type="float" office:value="-0.404658648792319" calcext:value-type="float">
            <text:p>-0.404658648792319</text:p>
          </table:table-cell>
          <table:table-cell office:value-type="float" office:value="-0.574862560553625" calcext:value-type="float">
            <text:p>-0.574862560553625</text:p>
          </table:table-cell>
        </table:table-row>
        <table:table-row table:style-name="ro1">
          <table:table-cell office:value-type="float" office:value="-0.430196268925108" calcext:value-type="float">
            <text:p>-0.430196268925108</text:p>
          </table:table-cell>
          <table:table-cell office:value-type="float" office:value="-0.601151691738165" calcext:value-type="float">
            <text:p>-0.601151691738165</text:p>
          </table:table-cell>
          <table:table-cell office:value-type="float" office:value="-0.430196713903369" calcext:value-type="float">
            <text:p>-0.430196713903369</text:p>
          </table:table-cell>
          <table:table-cell office:value-type="float" office:value="-0.601151234749824" calcext:value-type="float">
            <text:p>-0.601151234749824</text:p>
          </table:table-cell>
          <table:table-cell office:value-type="float" office:value="-0.430514510331055" calcext:value-type="float">
            <text:p>-0.430514510331055</text:p>
          </table:table-cell>
          <table:table-cell office:value-type="float" office:value="-0.601154823897097" calcext:value-type="float">
            <text:p>-0.601154823897097</text:p>
          </table:table-cell>
          <table:table-cell office:value-type="float" office:value="-0.43051526407283" calcext:value-type="float">
            <text:p>-0.43051526407283</text:p>
          </table:table-cell>
          <table:table-cell office:value-type="float" office:value="-0.601154700231301" calcext:value-type="float">
            <text:p>-0.601154700231301</text:p>
          </table:table-cell>
        </table:table-row>
        <table:table-row table:style-name="ro1">
          <table:table-cell office:value-type="float" office:value="-0.453499153752917" calcext:value-type="float">
            <text:p>-0.453499153752917</text:p>
          </table:table-cell>
          <table:table-cell office:value-type="float" office:value="-0.624812625163045" calcext:value-type="float">
            <text:p>-0.624812625163045</text:p>
          </table:table-cell>
          <table:table-cell office:value-type="float" office:value="-0.453499551164832" calcext:value-type="float">
            <text:p>-0.453499551164832</text:p>
          </table:table-cell>
          <table:table-cell office:value-type="float" office:value="-0.624812064177614" calcext:value-type="float">
            <text:p>-0.624812064177614</text:p>
          </table:table-cell>
          <table:table-cell office:value-type="float" office:value="-0.453785568798305" calcext:value-type="float">
            <text:p>-0.453785568798305</text:p>
          </table:table-cell>
          <table:table-cell office:value-type="float" office:value="-0.624816964164912" calcext:value-type="float">
            <text:p>-0.624816964164912</text:p>
          </table:table-cell>
          <table:table-cell office:value-type="float" office:value="-0.453786229046006" calcext:value-type="float">
            <text:p>-0.453786229046006</text:p>
          </table:table-cell>
          <table:table-cell office:value-type="float" office:value="-0.624816855167418" calcext:value-type="float">
            <text:p>-0.624816855167418</text:p>
          </table:table-cell>
        </table:table-row>
        <table:table-row table:style-name="ro1">
          <table:table-cell office:value-type="float" office:value="-0.474471750041085" calcext:value-type="float">
            <text:p>-0.474471750041085</text:p>
          </table:table-cell>
          <table:table-cell office:value-type="float" office:value="-0.646107491983942" calcext:value-type="float">
            <text:p>-0.646107491983942</text:p>
          </table:table-cell>
          <table:table-cell office:value-type="float" office:value="-0.47447210403961" calcext:value-type="float">
            <text:p>-0.47447210403961</text:p>
          </table:table-cell>
          <table:table-cell office:value-type="float" office:value="-0.646106825731058" calcext:value-type="float">
            <text:p>-0.646106825731058</text:p>
          </table:table-cell>
          <table:table-cell office:value-type="float" office:value="-0.474729521713585" calcext:value-type="float">
            <text:p>-0.474729521713585</text:p>
          </table:table-cell>
          <table:table-cell office:value-type="float" office:value="-0.646112959154948" calcext:value-type="float">
            <text:p>-0.646112959154948</text:p>
          </table:table-cell>
          <table:table-cell office:value-type="float" office:value="-0.474730096947225" calcext:value-type="float">
            <text:p>-0.474730096947225</text:p>
          </table:table-cell>
          <table:table-cell office:value-type="float" office:value="-0.646112863112156" calcext:value-type="float">
            <text:p>-0.646112863112156</text:p>
          </table:table-cell>
        </table:table-row>
        <table:table-row table:style-name="ro1">
          <table:table-cell office:value-type="float" office:value="-0.493347086648617" calcext:value-type="float">
            <text:p>-0.493347086648617</text:p>
          </table:table-cell>
          <table:table-cell office:value-type="float" office:value="-0.665272918764243" calcext:value-type="float">
            <text:p>-0.665272918764243</text:p>
          </table:table-cell>
          <table:table-cell office:value-type="float" office:value="-0.493347400659664" calcext:value-type="float">
            <text:p>-0.493347400659664</text:p>
          </table:table-cell>
          <table:table-cell office:value-type="float" office:value="-0.665272141744854" calcext:value-type="float">
            <text:p>-0.665272141744854</text:p>
          </table:table-cell>
          <table:table-cell office:value-type="float" office:value="-0.493579079418143" calcext:value-type="float">
            <text:p>-0.493579079418143</text:p>
          </table:table-cell>
          <table:table-cell office:value-type="float" office:value="-0.665279492015945" calcext:value-type="float">
            <text:p>-0.665279492015945</text:p>
          </table:table-cell>
          <table:table-cell office:value-type="float" office:value="-0.493579576525989" calcext:value-type="float">
            <text:p>-0.493579576525989</text:p>
          </table:table-cell>
          <table:table-cell office:value-type="float" office:value="-0.665279406997654" calcext:value-type="float">
            <text:p>-0.665279406997654</text:p>
          </table:table-cell>
        </table:table-row>
        <table:table-row table:style-name="ro1">
          <table:table-cell office:value-type="float" office:value="-0.510334889546757" calcext:value-type="float">
            <text:p>-0.510334889546757</text:p>
          </table:table-cell>
          <table:table-cell office:value-type="float" office:value="-0.682521874361553" calcext:value-type="float">
            <text:p>-0.682521874361553</text:p>
          </table:table-cell>
          <table:table-cell office:value-type="float" office:value="-0.510335166228239" calcext:value-type="float">
            <text:p>-0.510335166228239</text:p>
          </table:table-cell>
          <table:table-cell office:value-type="float" office:value="-0.682520976383118" calcext:value-type="float">
            <text:p>-0.682520976383118</text:p>
          </table:table-cell>
          <table:table-cell office:value-type="float" office:value="-0.510543681187471" calcext:value-type="float">
            <text:p>-0.510543681187471</text:p>
          </table:table-cell>
          <table:table-cell office:value-type="float" office:value="-0.682529588965331" calcext:value-type="float">
            <text:p>-0.682529588965331</text:p>
          </table:table-cell>
          <table:table-cell office:value-type="float" office:value="-0.510544105478697" calcext:value-type="float">
            <text:p>-0.510544105478697</text:p>
          </table:table-cell>
          <table:table-cell office:value-type="float" office:value="-0.682529512719409" calcext:value-type="float">
            <text:p>-0.682529512719409</text:p>
          </table:table-cell>
        </table:table-row>
        <table:table-row table:style-name="ro1">
          <table:table-cell office:value-type="float" office:value="-0.52562391212366" calcext:value-type="float">
            <text:p>-0.52562391212366</text:p>
          </table:table-cell>
          <table:table-cell office:value-type="float" office:value="-0.69804581105615" calcext:value-type="float">
            <text:p>-0.69804581105615</text:p>
          </table:table-cell>
          <table:table-cell office:value-type="float" office:value="-0.525624156625555" calcext:value-type="float">
            <text:p>-0.525624156625555</text:p>
          </table:table-cell>
          <table:table-cell office:value-type="float" office:value="-0.698044840527775" calcext:value-type="float">
            <text:p>-0.698044840527775</text:p>
          </table:table-cell>
          <table:table-cell office:value-type="float" office:value="-0.525811824724755" calcext:value-type="float">
            <text:p>-0.525811824724755</text:p>
          </table:table-cell>
          <table:table-cell office:value-type="float" office:value="-0.698054137437647" calcext:value-type="float">
            <text:p>-0.698054137437647</text:p>
          </table:table-cell>
          <table:table-cell office:value-type="float" office:value="-0.525812188869223" calcext:value-type="float">
            <text:p>-0.525812188869223</text:p>
          </table:table-cell>
          <table:table-cell office:value-type="float" office:value="-0.698054069404276" calcext:value-type="float">
            <text:p>-0.698054069404276</text:p>
          </table:table-cell>
        </table:table-row>
        <table:table-row table:style-name="ro1">
          <table:table-cell office:value-type="float" office:value="-0.539384032409647" calcext:value-type="float">
            <text:p>-0.539384032409647</text:p>
          </table:table-cell>
          <table:table-cell office:value-type="float" office:value="-0.712017441962883" calcext:value-type="float">
            <text:p>-0.712017441962883</text:p>
          </table:table-cell>
          <table:table-cell office:value-type="float" office:value="-0.539384246304916" calcext:value-type="float">
            <text:p>-0.539384246304916</text:p>
          </table:table-cell>
          <table:table-cell office:value-type="float" office:value="-0.712016381236688" calcext:value-type="float">
            <text:p>-0.712016381236688</text:p>
          </table:table-cell>
          <table:table-cell office:value-type="float" office:value="-0.53955315363745" calcext:value-type="float">
            <text:p>-0.53955315363745</text:p>
          </table:table-cell>
          <table:table-cell office:value-type="float" office:value="-0.712026509820798" calcext:value-type="float">
            <text:p>-0.712026509820798</text:p>
          </table:table-cell>
          <table:table-cell office:value-type="float" office:value="-0.539553460448064" calcext:value-type="float">
            <text:p>-0.539553460448064</text:p>
          </table:table-cell>
          <table:table-cell office:value-type="float" office:value="-0.712026447568999" calcext:value-type="float">
            <text:p>-0.712026447568999</text:p>
          </table:table-cell>
        </table:table-row>
        <table:table-row table:style-name="ro1">
          <table:table-cell office:value-type="float" office:value="-0.551768140637466" calcext:value-type="float">
            <text:p>-0.551768140637466</text:p>
          </table:table-cell>
          <table:table-cell office:value-type="float" office:value="-0.724592036450855" calcext:value-type="float">
            <text:p>-0.724592036450855</text:p>
          </table:table-cell>
          <table:table-cell office:value-type="float" office:value="-0.551768324590838" calcext:value-type="float">
            <text:p>-0.551768324590838</text:p>
          </table:table-cell>
          <table:table-cell office:value-type="float" office:value="-0.724590862594267" calcext:value-type="float">
            <text:p>-0.724590862594267</text:p>
          </table:table-cell>
          <table:table-cell office:value-type="float" office:value="-0.551920349042272" calcext:value-type="float">
            <text:p>-0.551920349042272</text:p>
          </table:table-cell>
          <table:table-cell office:value-type="float" office:value="-0.724602032004488" calcext:value-type="float">
            <text:p>-0.724602032004488</text:p>
          </table:table-cell>
          <table:table-cell office:value-type="float" office:value="-0.551920599778571" calcext:value-type="float">
            <text:p>-0.551920599778571</text:p>
          </table:table-cell>
          <table:table-cell office:value-type="float" office:value="-0.7246019724211" calcext:value-type="float">
            <text:p>-0.7246019724211</text:p>
          </table:table-cell>
        </table:table-row>
        <table:table-row table:style-name="ro1">
          <table:table-cell office:value-type="float" office:value="-0.562913838044635" calcext:value-type="float">
            <text:p>-0.562913838044635</text:p>
          </table:table-cell>
          <table:table-cell office:value-type="float" office:value="-0.735909051333065" calcext:value-type="float">
            <text:p>-0.735909051333065</text:p>
          </table:table-cell>
          <table:table-cell office:value-type="float" office:value="-0.562913996678763" calcext:value-type="float">
            <text:p>-0.562913996678763</text:p>
          </table:table-cell>
          <table:table-cell office:value-type="float" office:value="-0.735907810577759" calcext:value-type="float">
            <text:p>-0.735907810577759</text:p>
          </table:table-cell>
          <table:table-cell office:value-type="float" office:value="-0.563050826461349" calcext:value-type="float">
            <text:p>-0.563050826461349</text:p>
          </table:table-cell>
          <table:table-cell office:value-type="float" office:value="-0.735919521432056" calcext:value-type="float">
            <text:p>-0.735919521432056</text:p>
          </table:table-cell>
          <table:table-cell office:value-type="float" office:value="-0.563051031675754" calcext:value-type="float">
            <text:p>-0.563051031675754</text:p>
          </table:table-cell>
          <table:table-cell office:value-type="float" office:value="-0.735919465109362" calcext:value-type="float">
            <text:p>-0.735919465109362</text:p>
          </table:table-cell>
        </table:table-row>
        <table:table-row table:style-name="ro1">
          <table:table-cell office:value-type="float" office:value="-0.572944965698041" calcext:value-type="float">
            <text:p>-0.572944965698041</text:p>
          </table:table-cell>
          <table:table-cell office:value-type="float" office:value="-0.74609451888551" calcext:value-type="float">
            <text:p>-0.74609451888551</text:p>
          </table:table-cell>
          <table:table-cell office:value-type="float" office:value="-0.572945098533836" calcext:value-type="float">
            <text:p>-0.572945098533836</text:p>
          </table:table-cell>
          <table:table-cell office:value-type="float" office:value="-0.74609318158823" calcext:value-type="float">
            <text:p>-0.74609318158823</text:p>
          </table:table-cell>
          <table:table-cell office:value-type="float" office:value="-0.573068255368511" calcext:value-type="float">
            <text:p>-0.573068255368511</text:p>
          </table:table-cell>
          <table:table-cell office:value-type="float" office:value="-0.746105722912136" calcext:value-type="float">
            <text:p>-0.746105722912136</text:p>
          </table:table-cell>
          <table:table-cell office:value-type="float" office:value="-0.573068414205164" calcext:value-type="float">
            <text:p>-0.573068414205164</text:p>
          </table:table-cell>
          <table:table-cell office:value-type="float" office:value="-0.746105666094585" calcext:value-type="float">
            <text:p>-0.746105666094585</text:p>
          </table:table-cell>
        </table:table-row>
        <table:table-row table:style-name="ro1">
          <table:table-cell office:value-type="float" office:value="-0.581972980597952" calcext:value-type="float">
            <text:p>-0.581972980597952</text:p>
          </table:table-cell>
          <table:table-cell office:value-type="float" office:value="-0.755261326607554" calcext:value-type="float">
            <text:p>-0.755261326607554</text:p>
          </table:table-cell>
          <table:table-cell office:value-type="float" office:value="-0.581973091896879" calcext:value-type="float">
            <text:p>-0.581973091896879</text:p>
          </table:table-cell>
          <table:table-cell office:value-type="float" office:value="-0.75525993488642" calcext:value-type="float">
            <text:p>-0.75525993488642</text:p>
          </table:table-cell>
          <table:table-cell office:value-type="float" office:value="-0.58208394262692" calcext:value-type="float">
            <text:p>-0.58208394262692</text:p>
          </table:table-cell>
          <table:table-cell office:value-type="float" office:value="-0.755272873900863" calcext:value-type="float">
            <text:p>-0.755272873900863</text:p>
          </table:table-cell>
          <table:table-cell office:value-type="float" office:value="-0.582084064251635" calcext:value-type="float">
            <text:p>-0.582084064251635</text:p>
          </table:table-cell>
          <table:table-cell office:value-type="float" office:value="-0.755272817794093" calcext:value-type="float">
            <text:p>-0.755272817794093</text:p>
          </table:table-cell>
        </table:table-row>
        <table:table-row table:style-name="ro1">
          <table:table-cell office:value-type="float" office:value="-0.590098194020383" calcext:value-type="float">
            <text:p>-0.590098194020383</text:p>
          </table:table-cell>
          <table:table-cell office:value-type="float" office:value="-0.763511366933012" calcext:value-type="float">
            <text:p>-0.763511366933012</text:p>
          </table:table-cell>
          <table:table-cell office:value-type="float" office:value="-0.590098287275203" calcext:value-type="float">
            <text:p>-0.590098287275203</text:p>
          </table:table-cell>
          <table:table-cell office:value-type="float" office:value="-0.763509953462835" calcext:value-type="float">
            <text:p>-0.763509953462835</text:p>
          </table:table-cell>
          <table:table-cell office:value-type="float" office:value="-0.590198061892492" calcext:value-type="float">
            <text:p>-0.590198061892492</text:p>
          </table:table-cell>
          <table:table-cell office:value-type="float" office:value="-0.763522970576807" calcext:value-type="float">
            <text:p>-0.763522970576807</text:p>
          </table:table-cell>
          <table:table-cell office:value-type="float" office:value="-0.590198153631161" calcext:value-type="float">
            <text:p>-0.590198153631161</text:p>
          </table:table-cell>
          <table:table-cell office:value-type="float" office:value="-0.763522916050233" calcext:value-type="float">
            <text:p>-0.763522916050233</text:p>
          </table:table-cell>
        </table:table-row>
        <table:table-row table:style-name="ro1">
          <table:table-cell office:value-type="float" office:value="-0.597410886112739" calcext:value-type="float">
            <text:p>-0.597410886112739</text:p>
          </table:table-cell>
          <table:table-cell office:value-type="float" office:value="-0.770936567036528" calcext:value-type="float">
            <text:p>-0.770936567036528</text:p>
          </table:table-cell>
          <table:table-cell office:value-type="float" office:value="-0.597410959767428" calcext:value-type="float">
            <text:p>-0.597410959767428</text:p>
          </table:table-cell>
          <table:table-cell office:value-type="float" office:value="-0.770935097103854" calcext:value-type="float">
            <text:p>-0.770935097103854</text:p>
          </table:table-cell>
          <table:table-cell office:value-type="float" office:value="-0.597500768557275" calcext:value-type="float">
            <text:p>-0.597500768557275</text:p>
          </table:table-cell>
          <table:table-cell office:value-type="float" office:value="-0.770948536554333" calcext:value-type="float">
            <text:p>-0.770948536554333</text:p>
          </table:table-cell>
          <table:table-cell office:value-type="float" office:value="-0.597500827645884" calcext:value-type="float">
            <text:p>-0.597500827645884</text:p>
          </table:table-cell>
          <table:table-cell office:value-type="float" office:value="-0.77094847937819" calcext:value-type="float">
            <text:p>-0.77094847937819</text:p>
          </table:table-cell>
        </table:table-row>
        <table:table-row table:style-name="ro1">
          <table:table-cell office:value-type="float" office:value="-0.603992309008895" calcext:value-type="float">
            <text:p>-0.603992309008895</text:p>
          </table:table-cell>
          <table:table-cell office:value-type="float" office:value="-0.777619156196252" calcext:value-type="float">
            <text:p>-0.777619156196252</text:p>
          </table:table-cell>
          <table:table-cell office:value-type="float" office:value="-0.603992366541524" calcext:value-type="float">
            <text:p>-0.603992366541524</text:p>
          </table:table-cell>
          <table:table-cell office:value-type="float" office:value="-0.777617661929785" calcext:value-type="float">
            <text:p>-0.777617661929785</text:p>
          </table:table-cell>
          <table:table-cell office:value-type="float" office:value="-0.604073205244543" calcext:value-type="float">
            <text:p>-0.604073205244543</text:p>
          </table:table-cell>
          <table:table-cell office:value-type="float" office:value="-0.777631214960431" calcext:value-type="float">
            <text:p>-0.777631214960431</text:p>
          </table:table-cell>
          <table:table-cell office:value-type="float" office:value="-0.604073238552477" calcext:value-type="float">
            <text:p>-0.604073238552477</text:p>
          </table:table-cell>
          <table:table-cell office:value-type="float" office:value="-0.777631156684676" calcext:value-type="float">
            <text:p>-0.777631156684676</text:p>
          </table:table-cell>
        </table:table-row>
        <table:table-row table:style-name="ro1">
          <table:table-cell office:value-type="float" office:value="-0.60991558966019" calcext:value-type="float">
            <text:p>-0.60991558966019</text:p>
          </table:table-cell>
          <table:table-cell office:value-type="float" office:value="-0.783633698751872" calcext:value-type="float">
            <text:p>-0.783633698751872</text:p>
          </table:table-cell>
          <table:table-cell office:value-type="float" office:value="-0.609915628215752" calcext:value-type="float">
            <text:p>-0.609915628215752</text:p>
          </table:table-cell>
          <table:table-cell office:value-type="float" office:value="-0.783632141101136" calcext:value-type="float">
            <text:p>-0.783632141101136</text:p>
          </table:table-cell>
          <table:table-cell office:value-type="float" office:value="-0.609988397141299" calcext:value-type="float">
            <text:p>-0.609988397141299</text:p>
          </table:table-cell>
          <table:table-cell office:value-type="float" office:value="-0.783646209383571" calcext:value-type="float">
            <text:p>-0.783646209383571</text:p>
          </table:table-cell>
          <table:table-cell office:value-type="float" office:value="-0.609988400100245" calcext:value-type="float">
            <text:p>-0.609988400100245</text:p>
          </table:table-cell>
          <table:table-cell office:value-type="float" office:value="-0.783646144563735" calcext:value-type="float">
            <text:p>-0.783646144563735</text:p>
          </table:table-cell>
        </table:table-row>
        <table:table-row table:style-name="ro1">
          <table:table-cell office:value-type="float" office:value="-0.615246542255645" calcext:value-type="float">
            <text:p>-0.615246542255645</text:p>
          </table:table-cell>
          <table:table-cell office:value-type="float" office:value="-0.789046685678526" calcext:value-type="float">
            <text:p>-0.789046685678526</text:p>
          </table:table-cell>
          <table:table-cell office:value-type="float" office:value="-0.615246565536395" calcext:value-type="float">
            <text:p>-0.615246565536395</text:p>
          </table:table-cell>
          <table:table-cell office:value-type="float" office:value="-0.78904509760651" calcext:value-type="float">
            <text:p>-0.78904509760651</text:p>
          </table:table-cell>
          <table:table-cell office:value-type="float" office:value="-0.615312070588349" calcext:value-type="float">
            <text:p>-0.615312070588349</text:p>
          </table:table-cell>
          <table:table-cell office:value-type="float" office:value="-0.789059363112523" calcext:value-type="float">
            <text:p>-0.789059363112523</text:p>
          </table:table-cell>
          <table:table-cell office:value-type="float" office:value="-0.615312050044406" calcext:value-type="float">
            <text:p>-0.615312050044406</text:p>
          </table:table-cell>
          <table:table-cell office:value-type="float" office:value="-0.789059294121265" calcext:value-type="float">
            <text:p>-0.789059294121265</text:p>
          </table:table-cell>
        </table:table-row>
        <table:table-row table:style-name="ro1">
          <table:table-cell office:value-type="float" office:value="-0.620044399599064" calcext:value-type="float">
            <text:p>-0.620044399599064</text:p>
          </table:table-cell>
          <table:table-cell office:value-type="float" office:value="-0.793918291062833" calcext:value-type="float">
            <text:p>-0.793918291062833</text:p>
          </table:table-cell>
          <table:table-cell office:value-type="float" office:value="-0.620044410649885" calcext:value-type="float">
            <text:p>-0.620044410649885</text:p>
          </table:table-cell>
          <table:table-cell office:value-type="float" office:value="-0.793916698721609" calcext:value-type="float">
            <text:p>-0.793916698721609</text:p>
          </table:table-cell>
          <table:table-cell office:value-type="float" office:value="-0.620103377136149" calcext:value-type="float">
            <text:p>-0.620103377136149</text:p>
          </table:table-cell>
          <table:table-cell office:value-type="float" office:value="-0.793930918106599" calcext:value-type="float">
            <text:p>-0.793930918106599</text:p>
          </table:table-cell>
          <table:table-cell office:value-type="float" office:value="-0.620103338634459" calcext:value-type="float">
            <text:p>-0.620103338634459</text:p>
          </table:table-cell>
          <table:table-cell office:value-type="float" office:value="-0.793930846801814" calcext:value-type="float">
            <text:p>-0.793930846801814</text:p>
          </table:table-cell>
        </table:table-row>
        <table:table-row table:style-name="ro1">
          <table:table-cell office:value-type="float" office:value="-0.624362471298783" calcext:value-type="float">
            <text:p>-0.624362471298783</text:p>
          </table:table-cell>
          <table:table-cell office:value-type="float" office:value="-0.798302981640827" calcext:value-type="float">
            <text:p>-0.798302981640827</text:p>
          </table:table-cell>
          <table:table-cell office:value-type="float" office:value="-0.62436246600857" calcext:value-type="float">
            <text:p>-0.62436246600857</text:p>
          </table:table-cell>
          <table:table-cell office:value-type="float" office:value="-0.798301343869943" calcext:value-type="float">
            <text:p>-0.798301343869943</text:p>
          </table:table-cell>
          <table:table-cell office:value-type="float" office:value="-0.624415551553908" calcext:value-type="float">
            <text:p>-0.624415551553908</text:p>
          </table:table-cell>
          <table:table-cell office:value-type="float" office:value="-0.798315954352796" calcext:value-type="float">
            <text:p>-0.798315954352796</text:p>
          </table:table-cell>
          <table:table-cell office:value-type="float" office:value="-0.624415488909818" calcext:value-type="float">
            <text:p>-0.624415488909818</text:p>
          </table:table-cell>
          <table:table-cell office:value-type="float" office:value="-0.798315874240982" calcext:value-type="float">
            <text:p>-0.798315874240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8" meta:object-count="0"/>
    <meta:generator>LibreOffice/6.0.7.3$Linux_X86_64 LibreOffice_project/00m0$Build-3</meta:generator>
  </office:meta>
</office:document-meta>
</file>